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cosine</text:p>
          </table:table-cell>
          <table:table-cell table:style-name="ce1" office:value-type="string" calcext:value-type="string">
            <text:p>class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string" calcext:value-type="string">
            <text:p>0.38113975524902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string" calcext:value-type="string">
            <text:p>0.6032137274742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string" calcext:value-type="string">
            <text:p>0.2652070224285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string" calcext:value-type="string">
            <text:p>0.3089575767517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string" calcext:value-type="string">
            <text:p>0.39933595061302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string" calcext:value-type="string">
            <text:p>0.3368673324584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0.459369033575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0.206822663545608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0.46220874786376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0.42583027482032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36551687121391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47468918561935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3860841989517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6165885329246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2852160930633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39933595061302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3368673324584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459369033575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242793317884206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46220874786376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42583027482032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string" calcext:value-type="string">
            <text:p>0.450677931308746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string" calcext:value-type="string">
            <text:p>0.39851620793342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string" calcext:value-type="string">
            <text:p>0.6172936558723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string" calcext:value-type="string">
            <text:p>0.308238089084625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string" calcext:value-type="string">
            <text:p>0.4067779481410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string" calcext:value-type="string">
            <text:p>0.35026860237121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0.45263814926147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0.0201061107218265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0.45642989873886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0.435116410255432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26042428612709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437948882579803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1959670484066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48308819532394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35640385746955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40795418620109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385162264108657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51936781406402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4911290705204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384250342845916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59836083650588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string" calcext:value-type="string">
            <text:p>0.20470516383647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string" calcext:value-type="string">
            <text:p>0.058361105620861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string" calcext:value-type="string">
            <text:p>0.233828723430633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string" calcext:value-type="string">
            <text:p>0.41444274783134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string" calcext:value-type="string">
            <text:p>0.51061689853668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string" calcext:value-type="string">
            <text:p>0.236756861209869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0.244271963834762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0.34626334905624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0.278443217277526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0.42418390512466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26162233948707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20743016898632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506882369518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28983974456787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52930682897567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0.0189193803817033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51724702119827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38634744286537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51061689853668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04256823658943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515571832656860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string" calcext:value-type="string">
            <text:p>0.40703612565994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string" calcext:value-type="string">
            <text:p>0.498266160488128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string" calcext:value-type="string">
            <text:p>0.22640870511531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string" calcext:value-type="string">
            <text:p>0.317906349897384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string" calcext:value-type="string">
            <text:p>0.43947473168373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string" calcext:value-type="string">
            <text:p>0.317261874675750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0.426626890897750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0.0390998572111129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0.43280270695686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0.52803426980972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334814965724945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44759592413902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41826790571212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42765825986862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25718373060226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43947473168373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317261874675750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426626890897750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51963835954666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43280270695686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52803426980972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string" calcext:value-type="string">
            <text:p>0.57701879739761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string" calcext:value-type="string">
            <text:p>0.67115145921707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string" calcext:value-type="string">
            <text:p>0.19963289797306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string" calcext:value-type="string">
            <text:p>0.56208091974258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string" calcext:value-type="string">
            <text:p>0.5324758291244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string" calcext:value-type="string">
            <text:p>0.56402230262756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0.67115145921707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0.35558143258094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0.3569239079952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0.67115145921707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0474915131926536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339333295822143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42298820614814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054850134998559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45747861266136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336825251579284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60757184028625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27787026762962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56402230262756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49470317363739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48285573720932007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  <table:database-ranges>
        <table:database-range table:name="__Anonymous_Sheet_DB__0" table:target-range-address="Sheet1.A1:Sheet1.A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00-00-00</text:date>, <text:time style:data-style-name="N2" text:time-value="01:37:16.125608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05:24:58.236021619</meta:creation-date>
    <dc:date>2018-08-22T02:01:37.544981565</dc:date>
    <meta:editing-duration>PT1H48M32S</meta:editing-duration>
    <meta:editing-cycles>8</meta:editing-cycles>
    <meta:generator>LibreOffice/5.1.6.2$Linux_X86_64 LibreOffice_project/10m0$Build-2</meta:generator>
    <meta:document-statistic meta:table-count="1" meta:cell-count="318" meta:object-count="0"/>
  </office:meta>
</office:document-meta>
</file>